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56cm" draw:fill="none" draw:textarea-vertical-align="middle" draw:shadow-offset-x="0.203cm" draw:shadow-offset-y="0.20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onnector draw:style-name="gr13" draw:text-style-name="P2" draw:layer="layout" draw:type="line" svg:x1="4.467cm" svg:y1="6.043cm" svg:x2="9.913cm" svg:y2="6.059cm" svg:d="M4467 6043l5446 16" svg:viewBox="0 0 5447 17">
          <text:p/>
        </draw:connector>
        <draw:g>
          <draw:custom-shape draw:style-name="gr11" draw:text-style-name="P6" draw:layer="layout" svg:width="0.838cm" svg:height="0.838cm" svg:x="5.493cm" svg:y="4.816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6.331cm" svg:y1="5.259cm" svg:x2="7.601cm" svg:y2="5.259cm">
            <text:p/>
          </draw:line>
        </draw:g>
        <draw:g>
          <draw:custom-shape draw:style-name="gr10" draw:text-style-name="P5" draw:layer="layout" svg:width="0.838cm" svg:height="0.838cm" svg:x="8.023cm" svg:y="6.36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8.051cm" svg:y1="6.802cm" svg:x2="6.781cm" svg:y2="6.802cm">
            <text:p/>
          </draw:line>
        </draw:g>
        <draw:connector draw:style-name="gr13" draw:text-style-name="P2" draw:layer="layout" draw:type="line" svg:x1="4.467cm" svg:y1="16.342cm" svg:x2="9.913cm" svg:y2="16.265cm" svg:d="M4467 16342l5446-77" svg:viewBox="0 0 5447 78">
          <text:p/>
        </draw:connector>
        <draw:g>
          <draw:custom-shape draw:style-name="gr10" draw:text-style-name="P5" draw:layer="layout" svg:width="0.838cm" svg:height="0.838cm" svg:x="8.023cm" svg:y="16.559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8.051cm" svg:y1="17.001cm" svg:x2="6.781cm" svg:y2="17.001cm">
            <text:p/>
          </draw:line>
        </draw:g>
        <draw:g>
          <draw:line draw:style-name="gr14" draw:text-style-name="P2" draw:layer="layout" svg:x1="6.339cm" svg:y1="15.458cm" svg:x2="7.609cm" svg:y2="15.458cm">
            <text:p/>
          </draw:line>
          <draw:custom-shape draw:style-name="gr8" draw:text-style-name="P4" draw:layer="layout" svg:width="0.838cm" svg:height="0.838cm" svg:x="5.485cm" svg:y="15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" draw:text-style-name="P2" draw:layer="layout" draw:type="line" svg:x1="17.869cm" svg:y1="16.343cm" svg:x2="23.302cm" svg:y2="16.343cm" svg:d="M17869 16343h5433" svg:viewBox="0 0 5434 1">
          <text:p/>
        </draw:connector>
        <draw:connector draw:style-name="gr13" draw:text-style-name="P2" draw:layer="layout" draw:type="line" svg:x1="17.869cm" svg:y1="6.044cm" svg:x2="23.302cm" svg:y2="6.044cm" svg:d="M17869 6044h5433" svg:viewBox="0 0 5434 1">
          <text:p/>
        </draw:connector>
        <draw:g>
          <draw:custom-shape draw:style-name="gr11" draw:text-style-name="P6" draw:layer="layout" svg:width="0.838cm" svg:height="0.838cm" svg:x="19.002cm" svg:y="4.816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19.84cm" svg:y1="5.259cm" svg:x2="21.11cm" svg:y2="5.259cm">
            <text:p/>
          </draw:line>
        </draw:g>
        <draw:g>
          <draw:custom-shape draw:style-name="gr10" draw:text-style-name="P5" draw:layer="layout" svg:width="0.838cm" svg:height="0.838cm" svg:x="21.524cm" svg:y="6.36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21.552cm" svg:y1="6.802cm" svg:x2="20.282cm" svg:y2="6.802cm">
            <text:p/>
          </draw:line>
        </draw:g>
        <draw:g>
          <draw:custom-shape draw:style-name="gr10" draw:text-style-name="P5" draw:layer="layout" svg:width="0.838cm" svg:height="0.838cm" svg:x="21.423cm" svg:y="16.559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21.451cm" svg:y1="17.001cm" svg:x2="20.181cm" svg:y2="17.001cm">
            <text:p/>
          </draw:line>
        </draw:g>
        <draw:g>
          <draw:line draw:style-name="gr14" draw:text-style-name="P2" draw:layer="layout" svg:x1="19.739cm" svg:y1="15.458cm" svg:x2="21.009cm" svg:y2="15.458cm">
            <text:p/>
          </draw:line>
          <draw:custom-shape draw:style-name="gr8" draw:text-style-name="P4" draw:layer="layout" svg:width="0.838cm" svg:height="0.838cm" svg:x="18.885cm" svg:y="15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36:17.984582517</dc:date>
    <meta:editing-duration>PT4M8S</meta:editing-duration>
    <meta:editing-cycles>2</meta:editing-cycles>
    <meta:generator>LibreOffice/4.4.0.3$Linux_x86 LibreOffice_project/de093506bcdc5fafd9023ee680b8c60e3e0645d7</meta:generator>
    <meta:document-statistic meta:object-count="61"/>
  </office:meta>
</office:document-meta>
</file>